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840d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840d3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c2c2c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c2c2c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840d35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c2c2c2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-25% 58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12" style:family="text">
      <style:text-properties fo:font-variant="normal" fo:text-transform="none" fo:color="#858585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3" style:family="text">
      <style:text-properties fo:font-variant="normal" fo:text-transform="none" fo:color="#8bc34a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3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CV Project Iteration 1</text:span></text:p>
          </draw:text-box>
        </draw:frame>
        <draw:frame draw:name="Google Shape;64;p13" presentation:style-name="pr2" draw:text-style-name="P3" draw:layer="layout" svg:width="16.064cm" svg:height="2.524cm" svg:x="4.668cm" svg:y="8.471cm" presentation:class="subtitle" presentation:user-transformed="true">
          <draw:text-box>
            <text:p text:style-name="P1"><text:span text:style-name="T2">First Evaluation</text:span></text:p>
          </draw:text-box>
        </draw:frame>
        <presentation:notes draw:style-name="dp2">
          <draw:page-thumbnail draw:name="Google Shape;60;p:notes" draw:style-name="gr1" draw:layer="layout" svg:width="16.933cm" svg:height="9.524cm" svg:x="1.059cm" svg:y="1.905cm" draw:page-number="1" presentation:class="page"/>
          <draw:frame draw:name="Google Shape;6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ef Project Description" draw:style-name="dp1" draw:master-page-name="TITLE_5f_AND_5f_BODY" presentation:presentation-page-layout-name="AL2T1">
        <draw:frame draw:name="Google Shape;69;p14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Brief Project Description</text:span></text:p>
          </draw:text-box>
        </draw:frame>
        <draw:frame draw:name="Google Shape;70;p14" presentation:style-name="pr5" draw:text-style-name="P9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7"><text:span text:style-name="T4">3D Point Cloud Reconstruction of an object from a single image.</text:span></text:p>
              </text:list-item>
              <text:list-item>
                <text:p text:style-name="P7"><text:span text:style-name="T4">Previous works were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Volumetric Representation</text:span></text:p>
                  </text:list-item>
                  <text:list-item>
                    <text:p text:style-name="P7"><text:span text:style-name="T5">From multiple image data</text:span></text:p>
                  </text:list-item>
                </text:list>
              </text:list-item>
              <text:list-item>
                <text:p text:style-name="P7"><text:span text:style-name="T4">Novelty from previous work:</text:span></text:p>
                <text:list>
                  <text:list-item>
                    <text:p text:style-name="P7"><text:span text:style-name="T5">Do don’t make strong assumptions over the shape or the environment lighting conditions</text:span></text:p>
                  </text:list-item>
                </text:list>
              </text:list-item>
              <text:list-item>
                <text:p text:style-name="P7"><text:span text:style-name="T4">Problem : We have only a single image and multiple 3D point cloud configurations are possible</text:span></text:p>
              </text:list-item>
              <text:list-item>
                <text:p text:style-name="P7"><text:span text:style-name="T4">Ambiguity in ground truth</text:span></text:p>
              </text:list-item>
              <text:list-item>
                <text:p text:style-name="P7"><text:span text:style-name="T4">Not same as other 3D reconstruction problems due to the ambiguity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66;g7d39418854_0_0:notes" draw:style-name="gr1" draw:layer="layout" svg:width="16.932cm" svg:height="9.524cm" svg:x="1.059cm" svg:y="1.905cm" draw:page-number="2" presentation:class="page"/>
          <draw:frame draw:name="Google Shape;67;g7d3941885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cted Challenges" draw:style-name="dp1" draw:master-page-name="TITLE_5f_AND_5f_BODY" presentation:presentation-page-layout-name="AL2T1">
        <draw:frame draw:name="Google Shape;75;p15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Expected Challenges</text:span></text:p>
          </draw:text-box>
        </draw:frame>
        <draw:frame draw:name="Google Shape;76;p15" presentation:style-name="pr5" draw:text-style-name="P9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7"><text:span text:style-name="T4">Ground truth ambiguity</text:span></text:p>
              </text:list-item>
              <text:list-item>
                <text:p text:style-name="P7"><text:span text:style-name="T4">No unique annotations</text:span></text:p>
              </text:list-item>
              <text:list-item>
                <text:p text:style-name="P7"><text:span text:style-name="T4">The loss function is to be designed considering the above</text:span></text:p>
              </text:list-item>
              <text:list-item>
                <text:p text:style-name="P7"><text:span text:style-name="T4">Multiple possible solutions for the same problem as we have only one point of view</text:span></text:p>
              </text:list-item>
              <text:list-item>
                <text:p text:style-name="P7"><text:span text:style-name="T4">Therefore, customised design of Neural network required</text:span></text:p>
              </text:list-item>
            </text:list>
          </draw:text-box>
        </draw:frame>
        <presentation:notes draw:style-name="dp2">
          <draw:page-thumbnail draw:name="Google Shape;72;g7d39418854_0_20:notes" draw:style-name="gr1" draw:layer="layout" svg:width="16.932cm" svg:height="9.524cm" svg:x="1.059cm" svg:y="1.905cm" draw:page-number="3" presentation:class="page"/>
          <draw:frame draw:name="Google Shape;73;g7d39418854_0_2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and Notations" draw:style-name="dp1" draw:master-page-name="TITLE_5f_AND_5f_BODY" presentation:presentation-page-layout-name="AL2T1">
        <draw:frame draw:name="Google Shape;81;p16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Problems and Notations</text:span></text:p>
          </draw:text-box>
        </draw:frame>
        <draw:frame draw:name="Google Shape;82;p16" presentation:style-name="pr5" draw:text-style-name="P9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7"><text:span text:style-name="T6">Goal - </text:span><text:span text:style-name="T4">Single 2D image (RGB or RGBD) to complete 3D shape</text:span></text:p>
              </text:list-item>
            </text:list>
            <text:p text:style-name="P10"><text:span text:style-name="T4">S = {(x</text:span><text:span text:style-name="T7">i</text:span><text:span text:style-name="T4">, y</text:span><text:span text:style-name="T7">i</text:span><text:span text:style-name="T4">, z</text:span><text:span text:style-name="T7">i</text:span><text:span text:style-name="T4">)}</text:span><text:span text:style-name="T8">N</text:span><text:span text:style-name="T7">i=1</text:span><text:span text:style-name="T4"> , N is predefined constant, N = 1024 seems sufficient</text:span></text:p>
            <text:list text:continue-numbering="true" text:style-name="L4">
              <text:list-item>
                <text:p text:style-name="P11"><text:span text:style-name="T4">The ground truth is a probability distribution P(./I) over the shapes possible for input I i.e. for given image the output 3D points come with a probability</text:span></text:p>
              </text:list-item>
              <text:list-item>
                <text:p text:style-name="P12"><text:span text:style-name="T4">So, we train the Neural Network as a conditional sampler from P(./I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S = G ( I, r, θ)</text:span></text:p>
                  </text:list-item>
                  <text:list-item>
                    <text:p text:style-name="P12"><text:span text:style-name="T5">Θ - n/w parameter</text:span></text:p>
                  </text:list-item>
                  <text:list-item>
                    <text:p text:style-name="P12"><text:span text:style-name="T5">r ~ N(O, I) - It is a random variable to perturb the 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8;g7db9d892a2_0_0:notes" draw:style-name="gr1" draw:layer="layout" svg:width="16.932cm" svg:height="9.524cm" svg:x="1.059cm" svg:y="1.905cm" draw:page-number="4" presentation:class="page"/>
          <draw:frame draw:name="Google Shape;79;g7db9d892a2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5f_AND_5f_BODY" presentation:presentation-page-layout-name="AL2T1">
        <draw:frame draw:name="Google Shape;87;p17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Approach</text:span></text:p>
          </draw:text-box>
        </draw:frame>
        <draw:frame draw:name="Google Shape;88;p17" presentation:style-name="pr5" draw:text-style-name="P9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7"><text:span text:style-name="T4">Neural Network(NN) is built Conditional Generative Network (CGAN)</text:span></text:p>
              </text:list-item>
              <text:list-item>
                <text:p text:style-name="P7"><text:span text:style-name="T4">Versions of the NN’s described in Paper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Vanilla Version</text:span></text:p>
                  </text:list-item>
                  <text:list-item>
                    <text:p text:style-name="P7"><text:span text:style-name="T5">Two Branch Prediction Version</text:span></text:p>
                  </text:list-item>
                  <text:list-item>
                    <text:p text:style-name="P7"><text:span text:style-name="T5">Hourglass Version</text:span></text:p>
                  </text:list-item>
                </text:list>
              </text:list-item>
              <text:list-item>
                <text:p text:style-name="P7"><text:span text:style-name="T4">Loss Function:</text:span></text:p>
                <text:list>
                  <text:list-item>
                    <text:p text:style-name="P7"><text:span text:style-name="T5">Earth Mover Distance (EMD)</text:span></text:p>
                  </text:list-item>
                  <text:list-item>
                    <text:p text:style-name="P7"><text:span text:style-name="T5">Chamfer Distance (CD)</text:span></text:p>
                  </text:list-item>
                </text:list>
              </text:list-item>
              <text:list-item>
                <text:p text:style-name="P7"><text:span text:style-name="T4">Modelling the uncertainty of the ground truth:</text:span></text:p>
                <text:list>
                  <text:list-item>
                    <text:p text:style-name="P7"><text:span text:style-name="T5">Using min function as a wrapper to the loss function</text:span></text:p>
                  </text:list-item>
                  <text:list-item>
                    <text:p text:style-name="P7"><text:span text:style-name="T5">By a conditional Variational Autoencoder</text:span></text:p>
                  </text:list-item>
                </text:list>
              </text:list-item>
            </text:list>
            <text:p text:style-name="P13"><text:span text:style-name="T4"/></text:p>
            <text:p text:style-name="P8"><text:span text:style-name="T4"/></text:p>
          </draw:text-box>
        </draw:frame>
        <presentation:notes draw:style-name="dp2">
          <draw:page-thumbnail draw:name="Google Shape;84;g7db9d892a2_0_6:notes" draw:style-name="gr1" draw:layer="layout" svg:width="16.932cm" svg:height="9.524cm" svg:x="1.059cm" svg:y="1.905cm" draw:page-number="5" presentation:class="page"/>
          <draw:frame draw:name="Google Shape;85;g7db9d892a2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cted &#10;TimeLine" draw:style-name="dp1" draw:master-page-name="TITLE_5f_AND_5f_BODY" presentation:presentation-page-layout-name="AL2T1">
        <draw:frame draw:name="Google Shape;93;p18" presentation:style-name="pr4" draw:text-style-name="P6" draw:layer="layout" svg:width="23.244cm" svg:height="1.905cm" svg:x="0.34cm" svg:y="1.379cm" presentation:class="title" presentation:user-transformed="true">
          <draw:text-box>
            <text:p text:style-name="P5"><text:span text:style-name="T3">Expected </text:span><text:span text:style-name="T3"><text:line-break/></text:span><text:span text:style-name="T3">TimeLine</text:span></text:p>
          </draw:text-box>
        </draw:frame>
        <draw:g draw:name="Google Shape;94;p18">
          <draw:g draw:name="Google Shape;95;p18">
            <draw:custom-shape draw:name="Google Shape;96;p18" draw:style-name="gr2" draw:text-style-name="P14" draw:layer="layout" svg:width="0.37cm" svg:height="2.773cm" svg:x="14.01cm" svg:y="2.323cm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7;p18" draw:style-name="gr3" draw:text-style-name="P15" draw:layer="layout" svg:width="1.471cm" svg:height="0.001cm" draw:transform="rotate (-3.14159265358979) translate (14.931cm 2.323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98;p18" draw:style-name="gr4" draw:text-style-name="P16" draw:layer="layout" svg:width="7.577cm" svg:height="0.766cm" svg:x="15.156cm" svg:y="1.781cm">
            <text:p text:style-name="P1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9;p18" draw:style-name="gr5" draw:text-style-name="P16" draw:layer="layout" svg:width="7.577cm" svg:height="1.14cm" svg:x="15.156cm" svg:y="1.914cm">
            <text:list text:style-name="L8">
              <text:list-item>
                <text:p text:style-name="P7"><text:span text:style-name="T9">Understanding CGAN</text:span></text:p>
              </text:list-item>
              <text:list-item>
                <text:p text:style-name="P7"><text:span text:style-name="T9">Understanding designing of NN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8" draw:style-name="gr5" draw:text-style-name="P16" draw:layer="layout" svg:width="2.106cm" svg:height="0.962cm" svg:x="11.361cm" svg:y="1.858cm">
            <text:p text:style-name="P17"><text:span text:style-name="T10">3rd Week Feb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1;p18">
          <draw:g draw:name="Google Shape;102;p18">
            <draw:custom-shape draw:name="Google Shape;103;p18" draw:style-name="gr2" draw:text-style-name="P14" draw:layer="layout" svg:width="0.406cm" svg:height="2.76cm" svg:x="14.003cm" svg:y="5.115cm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4;p18" draw:style-name="gr3" draw:text-style-name="P15" draw:layer="layout" svg:width="1.615cm" svg:height="0.001cm" draw:transform="rotate (-3.14159265358979) translate (15.015cm 5.103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105;p18" draw:style-name="gr5" draw:text-style-name="P16" draw:layer="layout" svg:width="8.323cm" svg:height="0.766cm" svg:x="15.05cm" svg:y="4.561cm">
            <text:list text:style-name="L8">
              <text:list-item>
                <text:p text:style-name="P7"><text:span text:style-name="T9">Data Set Collection [CAD and Real]</text:span></text:p>
              </text:list-item>
              <text:list-item>
                <text:p text:style-name="P7"><text:span text:style-name="T9">[Debugging]</text:span></text:p>
              </text:list-item>
              <text:list-item>
                <text:p text:style-name="P7"><text:span text:style-name="T9">Implementation and Report on Performance of <text:s/></text:span><text:span text:style-name="T11">Vanilla version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18" draw:style-name="gr5" draw:text-style-name="P16" draw:layer="layout" svg:width="2.313cm" svg:height="0.962cm" svg:x="11.093cm" svg:y="4.638cm">
            <text:p text:style-name="P17"><text:span text:style-name="T10">1st Week</text:span></text:p>
            <text:p text:style-name="P17"><text:span text:style-name="T10">Mar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7;p18">
          <draw:g draw:name="Google Shape;108;p18">
            <draw:custom-shape draw:name="Google Shape;109;p18" draw:style-name="gr6" draw:text-style-name="P18" draw:layer="layout" svg:width="0.37cm" svg:height="1.396cm" svg:x="13.909cm" svg:y="10.671cm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0;p18" draw:style-name="gr7" draw:text-style-name="P15" draw:layer="layout" svg:width="1.471cm" svg:height="0.001cm" draw:transform="rotate (-3.14159265358979) translate (14.83cm 10.663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111;p18" draw:style-name="gr5" draw:text-style-name="P16" draw:layer="layout" svg:width="7.577cm" svg:height="0.766cm" svg:x="15.055cm" svg:y="10.117cm">
            <text:list text:style-name="L8">
              <text:list-item>
                <text:p text:style-name="P7"><text:span text:style-name="T11">Final Report</text:span><text:span text:style-name="T9"> and outputs</text:span></text:p>
              </text:list-item>
              <text:list-item>
                <text:p text:style-name="P7"><text:span text:style-name="T9">Presentation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2;p18" draw:style-name="gr5" draw:text-style-name="P16" draw:layer="layout" svg:width="2.106cm" svg:height="0.962cm" svg:x="11.26cm" svg:y="10.194cm">
            <text:p text:style-name="P17"><text:span text:style-name="T12">4th Week</text:span></text:p>
            <text:p text:style-name="P17"><text:span text:style-name="T12">Mar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3;p18">
          <draw:g draw:name="Google Shape;114;p18">
            <draw:custom-shape draw:name="Google Shape;115;p18" draw:style-name="gr6" draw:text-style-name="P18" draw:layer="layout" svg:width="0.37cm" svg:height="2.76cm" svg:x="13.909cm" svg:y="7.891cm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6;p18" draw:style-name="gr7" draw:text-style-name="P15" draw:layer="layout" svg:width="1.471cm" svg:height="0.001cm" draw:transform="rotate (-3.14159265358979) translate (14.83cm 7.883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117;p18" draw:style-name="gr5" draw:text-style-name="P16" draw:layer="layout" svg:width="7.577cm" svg:height="0.766cm" svg:x="15.055cm" svg:y="7.337cm">
            <text:list text:style-name="L8">
              <text:list-item>
                <text:p text:style-name="P7"><text:span text:style-name="T9">Implementation and Report on Performance of <text:s/></text:span><text:span text:style-name="T11">Two branch prediction version</text:span></text:p>
              </text:list-item>
            </text:list>
            <text:p text:style-name="P19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8;p18" draw:style-name="gr5" draw:text-style-name="P16" draw:layer="layout" svg:width="2.106cm" svg:height="0.962cm" svg:x="11.26cm" svg:y="7.414cm">
            <text:p text:style-name="P17"><text:span text:style-name="T12">3rd Week</text:span></text:p>
            <text:p text:style-name="P17"><text:span text:style-name="T12">Mar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90;g7d39418854_0_5:notes" draw:style-name="gr1" draw:layer="layout" svg:width="16.932cm" svg:height="9.524cm" svg:x="1.059cm" svg:y="1.905cm" draw:page-number="6" presentation:class="page"/>
          <draw:frame draw:name="Google Shape;91;g7d39418854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cted Learnings" draw:style-name="dp1" draw:master-page-name="TITLE_5f_AND_5f_BODY" presentation:presentation-page-layout-name="AL2T1">
        <draw:frame draw:name="Google Shape;123;p19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Expected Learnings</text:span></text:p>
          </draw:text-box>
        </draw:frame>
        <draw:frame draw:name="Google Shape;124;p19" presentation:style-name="pr5" draw:text-style-name="P9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7"><text:span text:style-name="T4">Learn and implement Conditional Generative Network</text:span></text:p>
              </text:list-item>
              <text:list-item>
                <text:p text:style-name="P7"><text:span text:style-name="T4">Understanding 3D Convolution Network</text:span></text:p>
              </text:list-item>
              <text:list-item>
                <text:p text:style-name="P7"><text:span text:style-name="T4">Implementation and Deployment of Neural Network</text:span></text:p>
              </text:list-item>
              <text:list-item>
                <text:p text:style-name="P7"><text:span text:style-name="T4">Designing and Implementation of Custom Loss functions</text:span></text:p>
              </text:list-item>
              <text:list-item>
                <text:p text:style-name="P7"><text:span text:style-name="T4">Working with TensorFlow and Cuda</text:span></text:p>
              </text:list-item>
              <text:list-item>
                <text:p text:style-name="P7"><text:span text:style-name="T4">NN’s for 3D points reconstruction from single image</text:span></text:p>
              </text:list-item>
            </text:list>
          </draw:text-box>
        </draw:frame>
        <presentation:notes draw:style-name="dp2">
          <draw:page-thumbnail draw:name="Google Shape;120;g7d39418854_0_15:notes" draw:style-name="gr1" draw:layer="layout" svg:width="16.932cm" svg:height="9.524cm" svg:x="1.059cm" svg:y="1.905cm" draw:page-number="7" presentation:class="page"/>
          <draw:frame draw:name="Google Shape;121;g7d39418854_0_1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ant Links!" draw:style-name="dp1" draw:master-page-name="TITLE_5f_AND_5f_BODY" presentation:presentation-page-layout-name="AL2T1">
        <draw:frame draw:name="Google Shape;129;p20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Important Links!</text:span></text:p>
          </draw:text-box>
        </draw:frame>
        <draw:frame draw:name="Google Shape;130;p20" presentation:style-name="pr5" draw:text-style-name="P9" draw:layer="layout" svg:width="23.244cm" svg:height="8.552cm" svg:x="1.078cm" svg:y="4.138cm" presentation:class="outline" presentation:user-transformed="true">
          <draw:text-box>
            <text:list text:style-name="L11">
              <text:list-item>
                <text:p text:style-name="P7"><text:span text:style-name="T13"><text:a xlink:href="https://arxiv.org/pdf/1612.00603.pdf" xlink:type="simple">Link</text:a></text:span><text:span text:style-name="T4"><text:s/>to Paper</text:span></text:p>
              </text:list-item>
              <text:list-item>
                <text:p text:style-name="P7"><text:span text:style-name="T4">State of the Art for 3D reconstruction from single Image as of 2019 </text:span><text:span text:style-name="T13"><text:a xlink:href="https://arxiv.org/pdf/1906.02739.pdf" xlink:type="simple">Mesh R-CNN</text:a></text:span><text:span text:style-name="T4"><text:s/>by FAIR ICCV 2019.</text:span></text:p>
              </text:list-item>
            </text:list>
          </draw:text-box>
        </draw:frame>
        <presentation:notes draw:style-name="dp2">
          <draw:page-thumbnail draw:name="Google Shape;126;g7d39418854_0_30:notes" draw:style-name="gr1" draw:layer="layout" svg:width="16.932cm" svg:height="9.524cm" svg:x="1.059cm" svg:y="1.905cm" draw:page-number="8" presentation:class="page"/>
          <draw:frame draw:name="Google Shape;127;g7d39418854_0_3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2;p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2;p4" presentation:style-name="TITLE_5f_AND_5f_BODY-title" draw:layer="backgroundobjects" svg:width="23.244cm" svg:height="1.905cm" svg:x="1.078cm" svg:y="1.272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